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34mm"/>
    </style:style>
    <style:style style:name="co3" style:family="table-column">
      <style:table-column-properties fo:break-before="auto" style:column-width="124.72mm"/>
    </style:style>
    <style:style style:name="co4" style:family="table-column">
      <style:table-column-properties fo:break-before="auto" style:column-width="112.73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2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list</text:p>
            <text:p><text:span text:style-name="T1">Xl = [2,3,4,5,2]</text:span></text:p>
          </table:table-cell>
          <table:table-cell table:style-name="ce1" office:value-type="string" calcext:value-type="string">
            <text:p>ndarray</text:p>
            <text:p><text:span text:style-name="T1">Xn = array([2,3,4,5,2])</text:span>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 calcext:value-type="string">
            <text:p>Xl.count(2)</text:p>
            <text:p>&gt;&gt;2</text:p>
          </table:table-cell>
          <table:table-cell office:value-type="string" calcext:value-type="string">
            <text:p>np.unique(Xn, return_counts=True)</text:p>
            <text:p>&gt;&gt;([2,3,4,5], [2,1,1,1]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">Mask = [F,T,F,T,T]</text:span></text:p>
            <text:p><text:span text:style-name="T1">Xl[Mask] &gt;&gt; </text:span>Err: list indices must be integers or slices, not list</text:p>
            <text:p/>
          </table:table-cell>
          <table:table-cell office:value-type="string" calcext:value-type="string">
            <text:p>Mask = [F,T,F,T,T]</text:p>
            <text:p>Mask2 = [F,T]</text:p>
            <text:p><text:span text:style-name="T1">Xn[Mask] &gt;&gt;</text:span> [3,5,2]</text:p>
            <text:p><text:span text:style-name="T1">Xn[Mask2] &gt;&gt; Err: boolean index did not match indexed array</text:span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^^^</text:p>
          </table:table-cell>
          <table:table-cell office:value-type="string" calcext:value-type="string">
            <text:p>Ind = [0,1,0,1,1]</text:p>
            <text:p>Ind2 = [0,1]</text:p>
            <text:p><text:span text:style-name="T1">Xn[Ind] &gt;&gt;</text:span> [2,3,2,3,3]</text:p>
            <text:p><text:span text:style-name="T1">Xn[ind2] &gt;&gt;</text:span> [2,3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l.extend(Xn)</text:p>
            <text:p>&gt;&gt; [2,3,4,5,2,2,3,4,5,2]</text:p>
          </table:table-cell>
          <table:table-cell office:value-type="string" calcext:value-type="string">
            <text:p>Xn.extend(*)</text:p>
            <text:p>&gt;&gt; Err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00/00/00</text:date>, <text:time style:data-style-name="N2" text:time-value="13:52:09.66705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48:25.633249156</meta:creation-date>
    <meta:generator>LibreOffice/6.0.7.3$Linux_X86_64 LibreOffice_project/00m0$Build-3</meta:generator>
    <dc:date>2019-12-04T10:33:47.066949590</dc:date>
    <meta:editing-duration>P7DT12H34M23S</meta:editing-duration>
    <meta:editing-cycles>2</meta:editing-cycles>
    <meta:document-statistic meta:table-count="1" meta:cell-count="10" meta:object-count="0"/>
  </office:meta>
</office:document-meta>
</file>